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4">
      <style:table-cell-properties fo:background-color="#9999FF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99FFFF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99FF66"/>
    </style:style>
    <style:style style:name="ce9" style:family="table-cell" style:parent-style-name="Default" style:data-style-name="N37">
      <style:table-cell-properties fo:background-color="#FFFF00"/>
    </style:style>
    <style:style style:name="ce10" style:family="table-cell" style:parent-style-name="Default" style:data-style-name="N0">
      <style:table-cell-properties fo:background-color="#FFFF00"/>
    </style:style>
    <style:style style:name="ce11" style:family="table-cell" style:parent-style-name="Default" style:data-style-name="N4">
      <style:table-cell-properties fo:background-color="#99FFFF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4">
      <style:table-cell-properties fo:background-color="#99FF66"/>
    </style:style>
    <style:style style:name="ce13" style:family="table-cell" style:parent-style-name="Default" style:data-style-name="N4">
      <style:table-cell-properties fo:background-color="#FFFF00"/>
    </style:style>
    <style:style style:name="ce14" style:family="table-cell" style:parent-style-name="Default" style:data-style-name="N4">
      <style:table-cell-properties fo:background-color="#99FF66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ackground-color="#FFFF00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FF9999"/>
    </style:style>
    <style:style style:name="ce17" style:family="table-cell" style:parent-style-name="Default" style:data-style-name="N4">
      <style:table-cell-properties fo:background-color="#FF9999"/>
      <style:text-properties fo:font-size="12pt" style:font-size-asian="12pt" style:font-size-complex="12pt"/>
    </style:style>
    <style:style style:name="ce18" style:family="table-cell" style:parent-style-name="Default" style:data-style-name="N4"/>
    <style:style style:name="ce19" style:family="table-cell" style:parent-style-name="Default" style:data-style-name="N0">
      <style:table-cell-properties style:vertical-align="automatic" fo:background-color="#FFCC00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style:vertical-align="automatic" fo:background-color="#FF9999" style:repeat-content="false"/>
      <style:paragraph-properties fo:text-align="end" fo:margin-righ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6"/>
    <style:style style:name="ce24" style:family="table-cell" style:parent-style-name="Default" style:data-style-name="N0"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0.238125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0.661458333333333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6958333333333cm"/>
    </style:style>
    <style:style style:name="co8" style:family="table-column">
      <style:table-column-properties fo:break-before="auto" style:column-width="2.83104166666667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3.413125cm"/>
    </style:style>
    <style:style style:name="co11" style:family="table-column">
      <style:table-column-properties fo:break-before="auto" style:column-width="1.243541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3.571875cm"/>
    </style:style>
    <style:style style:name="co14" style:family="table-column">
      <style:table-column-properties fo:break-before="auto" style:column-width="2.24895833333333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p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1">
            <text:p>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float" office:value="2022" table:style-name="ce1">
            <text:p>2022</text:p>
          </table:table-cell>
          <table:table-cell office:value-type="string" table:style-name="ce1">
            <text:p>ALİ PAŞA</text:p>
          </table:table-cell>
          <table:table-cell table:number-columns-repeated="5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7" table:style-name="ce1"/>
          <table:table-cell office:value-type="float" office:value="0" table:formula="of:=[.B3]*[.E3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milangaz</text:p>
          </table:table-cell>
          <table:table-cell table:number-columns-repeated="5" table:style-name="ce1"/>
          <table:table-cell office:value-type="float" office:value="0" table:formula="of:=[.B4]*[.E4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aygaz</text:p>
          </table:table-cell>
          <table:table-cell table:number-columns-repeated="5" table:style-name="ce1"/>
          <table:table-cell office:value-type="float" office:value="0" table:formula="of:=[.B5]*[.E5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60000" table:style-name="ce4">
            <text:p>60000</text:p>
          </table:table-cell>
          <table:table-cell office:value-type="string" table:style-name="ce1">
            <text:p>arsa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12000" table:formula="of:=[.B6]*[.E6]/100" table:style-name="ce3">
            <text:p>12.00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7]*[.E7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8]*[.E8]/100" table:style-name="ce3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60000" table:formula="of:=SUM([.B3:.B8])" table:style-name="ce11">
            <text:p>60.000,00</text:p>
          </table:table-cell>
          <table:table-cell office:value-type="float" office:value="9000" table:formula="of:=[.B14]*[.C13]/100" table:style-name="ce12">
            <text:p>9.000,00</text:p>
          </table:table-cell>
          <table:table-cell office:value-type="float" office:value="51000" table:formula="of:=[.B14]-[.C14]" table:style-name="ce12">
            <text:p>51.000,00</text:p>
          </table:table-cell>
          <table:table-cell office:value-type="float" office:value="15" table:style-name="ce9">
            <text:p>15</text:p>
          </table:table-cell>
          <table:table-cell office:value-type="float" office:value="32000" table:style-name="ce13">
            <text:p>32.000,00</text:p>
          </table:table-cell>
          <table:table-cell office:value-type="float" office:value="32000" table:formula="of:=IF([.D14]&gt;[.F14];[.F14];[.D14])" table:style-name="ce13">
            <text:p>32.000,00</text:p>
          </table:table-cell>
          <table:table-cell office:value-type="float" office:value="4800" table:formula="of:=[.G14]*[.E14]/100" table:style-name="ce13">
            <text:p>4.800,00</text:p>
          </table:table-cell>
          <table:table-cell office:value-type="float" office:value="12000" table:formula="of:=SUM([.I3:.I8])" table:style-name="ce3">
            <text:p>12.000,00</text:p>
          </table:table-cell>
          <table:table-cell office:value-type="float" office:value="7200" table:formula="of:=[.I14]-[.H14]" table:style-name="ce12">
            <text:p>7.2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19000" table:formula="of:=IF([.D14]-[.F14]&gt;0;[.D14]-[.F14];0)" table:style-name="ce12">
            <text:p>19.000,00</text:p>
          </table:table-cell>
          <table:table-cell office:value-type="float" office:value="20" table:style-name="ce9">
            <text:p>20</text:p>
          </table:table-cell>
          <table:table-cell office:value-type="float" office:value="70000" table:style-name="ce13">
            <text:p>70.000,00</text:p>
          </table:table-cell>
          <table:table-cell office:value-type="float" office:value="19000" table:formula="of:=IF(([.D14]-[.F14]&gt;=[.F15]);[.F15];[.D15])" table:style-name="ce13">
            <text:p>19.000,00</text:p>
          </table:table-cell>
          <table:table-cell office:value-type="float" office:value="3800" table:formula="of:=([.G15])*[.E15]/100" table:style-name="ce13">
            <text:p>3.800,00</text:p>
          </table:table-cell>
          <table:table-cell table:style-name="ce12"/>
          <table:table-cell office:value-type="float" office:value="-3800" table:formula="of:=[.I15]-[.H15]" table:style-name="ce12">
            <text:p>-3.8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4]-[.F15]&gt;=0;[.D14]-[.F15];0)" table:style-name="ce12">
            <text:p>0,00</text:p>
          </table:table-cell>
          <table:table-cell office:value-type="float" office:value="27" table:style-name="ce9">
            <text:p>27</text:p>
          </table:table-cell>
          <table:table-cell office:value-type="float" office:value="170000" table:style-name="ce13">
            <text:p>170.000,00</text:p>
          </table:table-cell>
          <table:table-cell office:value-type="float" office:value="0" table:formula="of:=IF([.D16]&gt;[.F16];[.F16];[.D16])" table:style-name="ce13">
            <text:p>0,00</text:p>
          </table:table-cell>
          <table:table-cell office:value-type="float" office:value="0" table:formula="of:=[.G16]*[.E16]/100" table:style-name="ce13">
            <text:p>0,00</text:p>
          </table:table-cell>
          <table:table-cell table:style-name="ce12"/>
          <table:table-cell office:value-type="float" office:value="0" table:formula="of:=[.I16]-[.H16]" table:style-name="ce12">
            <text:p>0,00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2"/>
          <table:table-cell office:value-type="float" office:value="0" table:formula="of:=IF([.D14]-[.F16]&gt;0;[.D14]-[.F16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880000" table:style-name="ce13">
            <text:p>880.000,00</text:p>
          </table:table-cell>
          <table:table-cell office:value-type="float" office:value="0" table:formula="of:=IF([.D17]&gt;[.F17];[.F17];[.D17])" table:style-name="ce13">
            <text:p>0,00</text:p>
          </table:table-cell>
          <table:table-cell office:value-type="float" office:value="0" table:formula="of:=[.G17]*[.E17]/100" table:style-name="ce13">
            <text:p>0,00</text:p>
          </table:table-cell>
          <table:table-cell table:style-name="ce12"/>
          <table:table-cell office:value-type="float" office:value="0" table:formula="of:=[.I17]-[.H17]" table:style-name="ce12">
            <text:p>0,00</text:p>
          </table:table-cell>
          <table:table-cell table:number-columns-repeated="16374"/>
        </table:table-row>
        <table:table-row table:style-name="ro2">
          <table:table-cell table:number-columns-repeated="2"/>
          <table:table-cell office:value-type="float" office:value="5.666666666666667" table:formula="of:=[.I18]*100/[.B14]" table:style-name="ce14">
            <text:p>5,67</text:p>
          </table:table-cell>
          <table:table-cell table:style-name="ce12"/>
          <table:table-cell office:value-type="float" office:value="0.16862745098039217" table:formula="of:=[.H18]/[.D14]" table:style-name="ce9"/>
          <table:table-cell table:number-columns-repeated="2" table:style-name="ce13"/>
          <table:table-cell office:value-type="float" office:value="8600" table:formula="of:=SUM([.H14:.H17])" table:style-name="ce15">
            <text:p>8.600,00</text:p>
          </table:table-cell>
          <table:table-cell office:value-type="float" office:value="3400" table:formula="of:=[.I14]-[.H18]" table:style-name="ce16">
            <text:p>3.400,00</text:p>
          </table:table-cell>
          <table:table-cell office:value-type="float" office:value="3400" table:formula="of:=SUM([.J14:.J17])" table:style-name="ce17">
            <text:p>3.400,00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16.862745098039216" table:formula="of:=[.H18]/[.D14]*100" table:style-name="ce18">
            <text:p>16,86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li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1">
            <text:p>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float" office:value="2022" table:style-name="ce1">
            <text:p>2022</text:p>
          </table:table-cell>
          <table:table-cell office:value-type="string" table:style-name="ce1">
            <text:p>LİSE ARKASI</text:p>
          </table:table-cell>
          <table:table-cell table:number-columns-repeated="5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table:number-columns-repeated="7" table:style-name="ce1"/>
          <table:table-cell office:value-type="float" office:value="0" table:formula="of:=[.B3]*[.E3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49188" table:style-name="ce4">
            <text:p>149188</text:p>
          </table:table-cell>
          <table:table-cell office:value-type="string" table:style-name="ce1">
            <text:p>lise</text:p>
          </table:table-cell>
          <table:table-cell table:style-name="ce1"/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29837.599999999999" table:formula="of:=[.B4]*[.E4]/100" table:style-name="ce3">
            <text:p>29.837,6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2" table:style-name="ce1"/>
          <table:table-cell office:value-type="float" office:value="20" table:style-name="ce1">
            <text:p>20</text:p>
          </table:table-cell>
          <table:table-cell table:number-columns-repeated="3" table:style-name="ce1"/>
          <table:table-cell office:value-type="float" office:value="0" table:formula="of:=[.B5]*[.E5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6]*[.E6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7]*[.E7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8]*[.E8]/100" table:style-name="ce3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149188" table:formula="of:=SUM([.B3:.B8])" table:style-name="ce11">
            <text:p>149.188,00</text:p>
          </table:table-cell>
          <table:table-cell office:value-type="float" office:value="22378.2" table:formula="of:=[.B14]*[.C13]/100" table:style-name="ce12">
            <text:p>22.378,20</text:p>
          </table:table-cell>
          <table:table-cell office:value-type="float" office:value="126809.8" table:formula="of:=[.B14]-[.C14]" table:style-name="ce12">
            <text:p>126.809,80</text:p>
          </table:table-cell>
          <table:table-cell office:value-type="float" office:value="15" table:style-name="ce9">
            <text:p>15</text:p>
          </table:table-cell>
          <table:table-cell office:value-type="float" office:value="32000" table:style-name="ce13">
            <text:p>32.000,00</text:p>
          </table:table-cell>
          <table:table-cell office:value-type="float" office:value="32000" table:formula="of:=IF([.D14]&gt;[.F14];[.F14];[.D14])" table:style-name="ce13">
            <text:p>32.000,00</text:p>
          </table:table-cell>
          <table:table-cell office:value-type="float" office:value="4800" table:formula="of:=[.G14]*[.E14]/100" table:style-name="ce13">
            <text:p>4.800,00</text:p>
          </table:table-cell>
          <table:table-cell office:value-type="float" office:value="29837.599999999999" table:formula="of:=SUM([.I3:.I8])" table:style-name="ce3">
            <text:p>29.837,60</text:p>
          </table:table-cell>
          <table:table-cell office:value-type="float" office:value="25037.599999999999" table:formula="of:=[.I14]-[.H14]" table:style-name="ce12">
            <text:p>25.037,6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94809.8" table:formula="of:=IF([.D14]-[.F14]&gt;0;[.D14]-[.F14];0)" table:style-name="ce12">
            <text:p>94.809,80</text:p>
          </table:table-cell>
          <table:table-cell office:value-type="float" office:value="20" table:style-name="ce9">
            <text:p>20</text:p>
          </table:table-cell>
          <table:table-cell office:value-type="float" office:value="70000" table:style-name="ce13">
            <text:p>70.000,00</text:p>
          </table:table-cell>
          <table:table-cell office:value-type="float" office:value="70000" table:formula="of:=IF(([.D14]-[.F14]&gt;=[.F15]);[.F15];[.D15])" table:style-name="ce13">
            <text:p>70.000,00</text:p>
          </table:table-cell>
          <table:table-cell office:value-type="float" office:value="7600" table:formula="of:=([.G15]-[.G14])*[.E15]/100" table:style-name="ce13">
            <text:p>7.600,00</text:p>
          </table:table-cell>
          <table:table-cell table:style-name="ce12"/>
          <table:table-cell office:value-type="float" office:value="-7600" table:formula="of:=[.I15]-[.H15]" table:style-name="ce12">
            <text:p>-7.6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56809.8" table:formula="of:=IF([.D14]-[.F15]&gt;=0;[.D14]-[.F15];0)" table:style-name="ce12">
            <text:p>56.809,80</text:p>
          </table:table-cell>
          <table:table-cell office:value-type="float" office:value="27" table:style-name="ce9">
            <text:p>27</text:p>
          </table:table-cell>
          <table:table-cell office:value-type="float" office:value="170000" table:style-name="ce13">
            <text:p>170.000,00</text:p>
          </table:table-cell>
          <table:table-cell office:value-type="float" office:value="56809.8" table:formula="of:=IF([.D16]&gt;[.F16];[.F16];[.D16])" table:style-name="ce13">
            <text:p>56.809,80</text:p>
          </table:table-cell>
          <table:table-cell office:value-type="float" office:value="15338.646000000001" table:formula="of:=[.G16]*[.E16]/100" table:style-name="ce13">
            <text:p>15.338,65</text:p>
          </table:table-cell>
          <table:table-cell table:style-name="ce12"/>
          <table:table-cell office:value-type="float" office:value="-15338.646000000001" table:formula="of:=[.I16]-[.H16]" table:style-name="ce12">
            <text:p>-15.338,65</text:p>
          </table:table-cell>
          <table:table-cell table:number-columns-repeated="16374"/>
        </table:table-row>
        <table:table-row table:style-name="ro1">
          <table:table-cell table:number-columns-repeated="2"/>
          <table:table-cell table:style-name="ce12"/>
          <table:table-cell office:value-type="float" office:value="0" table:formula="of:=IF([.D14]-[.F16]&gt;0;[.D14]-[.F16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880000" table:style-name="ce13">
            <text:p>880.000,00</text:p>
          </table:table-cell>
          <table:table-cell office:value-type="float" office:value="0" table:formula="of:=IF([.D17]&gt;[.F17];[.F17];[.D17])" table:style-name="ce13">
            <text:p>0,00</text:p>
          </table:table-cell>
          <table:table-cell office:value-type="float" office:value="0" table:formula="of:=[.G17]*[.E17]/100" table:style-name="ce13">
            <text:p>0,00</text:p>
          </table:table-cell>
          <table:table-cell table:style-name="ce12"/>
          <table:table-cell office:value-type="float" office:value="0" table:formula="of:=[.I17]-[.H17]" table:style-name="ce12">
            <text:p>0,00</text:p>
          </table:table-cell>
          <table:table-cell table:number-columns-repeated="16374"/>
        </table:table-row>
        <table:table-row table:style-name="ro2">
          <table:table-cell table:number-columns-repeated="2"/>
          <table:table-cell office:value-type="float" office:value="1.4069187870338082" table:formula="of:=[.I18]*100/[.B14]" table:style-name="ce14">
            <text:p>1,41</text:p>
          </table:table-cell>
          <table:table-cell table:style-name="ce12"/>
          <table:table-cell office:value-type="float" office:value="0.21874213191724931" table:formula="of:=[.H18]/[.D14]" table:style-name="ce9"/>
          <table:table-cell table:number-columns-repeated="2" table:style-name="ce13"/>
          <table:table-cell office:value-type="float" office:value="27738.646000000001" table:formula="of:=SUM([.H14:.H17])" table:style-name="ce15">
            <text:p>27.738,65</text:p>
          </table:table-cell>
          <table:table-cell office:value-type="float" office:value="2098.9539999999979" table:formula="of:=[.I14]-[.H18]" table:style-name="ce16">
            <text:p>2.098,95</text:p>
          </table:table-cell>
          <table:table-cell office:value-type="float" office:value="2098.9539999999979" table:formula="of:=SUM([.J14:.J17])" table:style-name="ce17">
            <text:p>2.098,95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21.87421319172493" table:formula="of:=[.H18]/[.D14]*100" table:style-name="ce18">
            <text:p>21,87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style-name="ro1">
          <table:table-cell table:number-columns-repeated="2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number-rows-repeated="1048556" table:style-name="ro1">
          <table:table-cell table:number-columns-repeated="16384"/>
        </table:table-row>
      </table:table>
      <table:table table:name="hamuba" table:style-name="ta1">
        <table:table-column table:style-name="co1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4" table:default-cell-style-name="ce1"/>
        <table:table-column table:style-name="co12" table:number-columns-repeated="16368" table:default-cell-style-name="ce1"/>
        <table:table-row table:style-name="ro1">
          <table:table-cell/>
          <table:table-cell office:value-type="string" table:style-name="ce1">
            <text:p>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float" office:value="2022" table:style-name="ce1">
            <text:p>2022</text:p>
          </table:table-cell>
          <table:table-cell table:number-columns-repeated="6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9000" table:style-name="ce4">
            <text:p>9000</text:p>
          </table:table-cell>
          <table:table-cell office:value-type="string" table:style-name="ce1">
            <text:p>doğuş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duman adem</text:p>
          </table:table-cell>
          <table:table-cell table:number-columns-repeated="2" table:style-name="ce1"/>
          <table:table-cell office:value-type="float" office:value="1800" table:formula="of:=[.B3]*[.E3]/100" table:style-name="ce3">
            <text:p>1.80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3800" table:style-name="ce4">
            <text:p>3800</text:p>
          </table:table-cell>
          <table:table-cell office:value-type="string" table:style-name="ce1">
            <text:p>txg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string" table:style-name="ce1">
            <text:p>kaymak salih</text:p>
          </table:table-cell>
          <table:table-cell table:number-columns-repeated="2" table:style-name="ce1"/>
          <table:table-cell office:value-type="float" office:value="760" table:formula="of:=[.B4]*[.E4]/100" table:style-name="ce3">
            <text:p>76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5]*[.E5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table:number-columns-repeated="6" table:style-name="ce1"/>
          <table:table-cell office:value-type="float" office:value="0" table:formula="of:=[.B6]*[.E6]/100" table:style-name="ce3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12800" table:formula="of:=SUM([.B3:.B6])" table:style-name="ce11">
            <text:p>12.800,00</text:p>
          </table:table-cell>
          <table:table-cell office:value-type="float" office:value="1920" table:formula="of:=[.B12]*[.C11]/100" table:style-name="ce12">
            <text:p>1.920,00</text:p>
          </table:table-cell>
          <table:table-cell office:value-type="float" office:value="10880" table:formula="of:=[.B12]-[.C12]" table:style-name="ce12">
            <text:p>10.880,00</text:p>
          </table:table-cell>
          <table:table-cell office:value-type="float" office:value="15" table:style-name="ce9">
            <text:p>15</text:p>
          </table:table-cell>
          <table:table-cell office:value-type="float" office:value="32000" table:style-name="ce13">
            <text:p>32.000,00</text:p>
          </table:table-cell>
          <table:table-cell office:value-type="float" office:value="10880" table:formula="of:=IF([.D12]&gt;[.F12];[.F12];[.D12])" table:style-name="ce13">
            <text:p>10.880,00</text:p>
          </table:table-cell>
          <table:table-cell office:value-type="float" office:value="1632" table:formula="of:=[.G12]*[.E12]/100" table:style-name="ce13">
            <text:p>1.632,00</text:p>
          </table:table-cell>
          <table:table-cell office:value-type="float" office:value="2560" table:formula="of:=SUM([.I3:.I6])" table:style-name="ce3">
            <text:p>2.560,00</text:p>
          </table:table-cell>
          <table:table-cell office:value-type="float" office:value="928" table:formula="of:=[.I12]-[.H12]" table:style-name="ce12">
            <text:p>928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2]&gt;0;[.D12]-[.F12];0)" table:style-name="ce12">
            <text:p>0,00</text:p>
          </table:table-cell>
          <table:table-cell office:value-type="float" office:value="20" table:style-name="ce9">
            <text:p>20</text:p>
          </table:table-cell>
          <table:table-cell office:value-type="float" office:value="70000" table:style-name="ce13">
            <text:p>70.000,00</text:p>
          </table:table-cell>
          <table:table-cell office:value-type="float" office:value="0" table:formula="of:=IF(([.D12]-[.F12]&gt;=[.F13]);[.F13];[.D13])" table:style-name="ce13">
            <text:p>0,00</text:p>
          </table:table-cell>
          <table:table-cell office:value-type="float" office:value="0" table:formula="of:=([.G13])*[.E13]/100" table:style-name="ce13">
            <text:p>0,00</text:p>
          </table:table-cell>
          <table:table-cell table:style-name="ce12"/>
          <table:table-cell office:value-type="float" office:value="0" table:formula="of:=[.I13]-[.H13]" table:style-name="ce12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3]&gt;=0;[.D12]-[.F13];0)" table:style-name="ce12">
            <text:p>0,00</text:p>
          </table:table-cell>
          <table:table-cell office:value-type="float" office:value="27" table:style-name="ce9">
            <text:p>27</text:p>
          </table:table-cell>
          <table:table-cell office:value-type="float" office:value="170000" table:style-name="ce13">
            <text:p>170.000,00</text:p>
          </table:table-cell>
          <table:table-cell office:value-type="float" office:value="0" table:formula="of:=IF([.D14]&gt;[.F14];[.F14];[.D14])" table:style-name="ce13">
            <text:p>0,00</text:p>
          </table:table-cell>
          <table:table-cell office:value-type="float" office:value="0" table:formula="of:=[.G14]*[.E14]/100" table:style-name="ce13">
            <text:p>0,00</text:p>
          </table:table-cell>
          <table:table-cell table:style-name="ce12"/>
          <table:table-cell office:value-type="float" office:value="0" table:formula="of:=[.I14]-[.H14]" table:style-name="ce12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2]-[.F14]&gt;0;[.D12]-[.F14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880000" table:style-name="ce13">
            <text:p>880.000,00</text:p>
          </table:table-cell>
          <table:table-cell office:value-type="float" office:value="0" table:formula="of:=IF([.D15]&gt;[.F15];[.F15];[.D15])" table:style-name="ce13">
            <text:p>0,00</text:p>
          </table:table-cell>
          <table:table-cell office:value-type="float" office:value="0" table:formula="of:=[.G15]*[.E15]/100" table:style-name="ce13">
            <text:p>0,00</text:p>
          </table:table-cell>
          <table:table-cell table:style-name="ce12"/>
          <table:table-cell office:value-type="float" office:value="0" table:formula="of:=[.I15]-[.H15]" table:style-name="ce12">
            <text:p>0,00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7.25" table:formula="of:=[.I16]*100/[.B12]" table:style-name="ce14">
            <text:p>7,25</text:p>
          </table:table-cell>
          <table:table-cell table:style-name="ce12"/>
          <table:table-cell office:value-type="float" office:value="0.15" table:formula="of:=[.H16]/[.D12]" table:style-name="ce9"/>
          <table:table-cell table:number-columns-repeated="2" table:style-name="ce13"/>
          <table:table-cell office:value-type="float" office:value="1632" table:formula="of:=SUM([.H12:.H15])" table:style-name="ce15">
            <text:p>1.632,00</text:p>
          </table:table-cell>
          <table:table-cell office:value-type="float" office:value="928" table:formula="of:=[.I12]-[.H16]" table:style-name="ce16">
            <text:p>928,00</text:p>
          </table:table-cell>
          <table:table-cell office:value-type="float" office:value="928" table:formula="of:=SUM([.J12:.J15])" table:style-name="ce17">
            <text:p>928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15" table:formula="of:=[.H16]/[.D12]*100" table:style-name="ce18">
            <text:p>15,00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23/02/2022-10:59:24</text:p>
          </table:table-cell>
          <table:table-cell office:value-type="string" table:style-name="ce5">
            <text:p>23/02/2022</text:p>
          </table:table-cell>
          <table:table-cell office:value-type="float" office:value="500" table:style-name="ce18">
            <text:p>5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ALİH KAYMAK*0203*KABEİ MESCİD MAH . İŞ YERİ BİR YILLIK KİRA BEDELİ*0012132</text:p>
          </table:table-cell>
          <table:table-cell table:number-columns-repeated="16377" table:style-name="ce1"/>
        </table:table-row>
        <table:table-row table:style-name="ro1">
          <table:table-cell/>
          <table:table-cell table:style-name="ce1"/>
          <table:table-cell office:value-type="date" office:date-value="2022-12-25T00:00:00" table:style-name="ce23">
            <text:p>25.12.2022</text:p>
          </table:table-cell>
          <table:table-cell office:value-type="float" office:value="3300" table:style-name="ce1">
            <text:p>3300</text:p>
          </table:table-cell>
          <table:table-cell table:style-name="ce1"/>
          <table:table-cell office:value-type="string" table:style-name="ce1">
            <text:p>EFT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number-columns-repeated="2" table:style-name="ce5"/>
          <table:table-cell table:style-name="ce18"/>
          <table:table-cell table:style-name="ce1"/>
          <table:table-cell table:number-columns-repeated="2" table:style-name="ce22"/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29/08/2022-08:55:23</text:p>
          </table:table-cell>
          <table:table-cell office:value-type="string" table:style-name="ce5">
            <text:p>29/08/2022</text:p>
          </table:table-cell>
          <table:table-cell office:value-type="float" office:value="5000" table:style-name="ce18">
            <text:p>5.0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ADEM DUMAN*0203*-*0004416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05/07/2022-19:28:07</text:p>
          </table:table-cell>
          <table:table-cell office:value-type="string" table:style-name="ce5">
            <text:p>05/07/2022</text:p>
          </table:table-cell>
          <table:table-cell office:value-type="float" office:value="4000" table:style-name="ce18">
            <text:p>4.000,00</text:p>
          </table:table-cell>
          <table:table-cell table:style-name="ce1"/>
          <table:table-cell office:value-type="string" table:style-name="ce22">
            <text:p>FAST</text:p>
          </table:table-cell>
          <table:table-cell office:value-type="string" table:style-name="ce22">
            <text:p>ADEM DUMAN*0067**446307908*FAST</text:p>
          </table:table-cell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13/10/2022-11:00:12</text:p>
          </table:table-cell>
          <table:table-cell office:value-type="string" table:style-name="ce5">
            <text:p>13/10/2022</text:p>
          </table:table-cell>
          <table:table-cell office:value-type="float" office:value="9000" table:style-name="ce18">
            <text:p>9.0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EDEF TÜFEK*0010*ZİRAAT MOBİL EFT KİRA BEDELİ*0127808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5">
            <text:p>10/10/2022-16:51:39</text:p>
          </table:table-cell>
          <table:table-cell office:value-type="string" table:style-name="ce5">
            <text:p>10/10/2022</text:p>
          </table:table-cell>
          <table:table-cell office:value-type="float" office:value="10300" table:style-name="ce18">
            <text:p>10.300,00</text:p>
          </table:table-cell>
          <table:table-cell table:style-name="ce1"/>
          <table:table-cell office:value-type="string" table:style-name="ce22">
            <text:p>EFT</text:p>
          </table:table-cell>
          <table:table-cell office:value-type="string" table:style-name="ce22">
            <text:p>SEDEF TÜFEK*0015*KİRA BEDELİ*5977788</text:p>
          </table:table-cell>
          <table:table-cell table:number-columns-repeated="16377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alumb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11" table:number-columns-repeated="2" table:default-cell-style-name="ce1"/>
        <table:table-column table:style-name="co12" table:number-columns-repeated="16369" table:default-cell-style-name="ce1"/>
        <table:table-row table:style-name="ro1">
          <table:table-cell/>
          <table:table-cell office:value-type="string" table:style-name="ce24">
            <text:p>31-03-2023 KİRA BİLDİRİMİ – GELİR VERGİSİ HESAPLAMA</text:p>
          </table:table-cell>
          <table:table-cell table:number-columns-repeated="2" table:style-name="ce1"/>
          <table:table-cell table:style-name="ce2"/>
          <table:table-cell table:number-columns-repeated="16379" table:style-name="ce1"/>
        </table:table-row>
        <table:table-row table:style-name="ro1">
          <table:table-cell/>
          <table:table-cell office:value-type="string" table:style-name="ce24">
            <text:p>2022 KİRA ÖDEMELERİ</text:p>
          </table:table-cell>
          <table:table-cell table:number-columns-repeated="2" table:style-name="ce1"/>
          <table:table-cell office:value-type="string" table:style-name="ce1">
            <text:p>stpj</text:p>
          </table:table-cell>
          <table:table-cell table:number-columns-repeated="3" table:style-name="ce1"/>
          <table:table-cell office:value-type="string" table:style-name="ce1">
            <text:p>tevkifat</text:p>
          </table:table-cell>
          <table:table-cell table:number-columns-repeated="16375" table:style-name="ce1"/>
        </table:table-row>
        <table:table-row table:style-name="ro1">
          <table:table-cell/>
          <table:table-cell office:value-type="string" table:style-name="ce24">
            <text:p>Banka Ödemesi</text:p>
          </table:table-cell>
          <table:table-cell office:value-type="string" table:style-name="ce1">
            <text:p>Konum</text:p>
          </table:table-cell>
          <table:table-cell office:value-type="string" table:style-name="ce1">
            <text:p>Defter Türü</text:p>
          </table:table-cell>
          <table:table-cell office:value-type="string" table:style-name="ce1">
            <text:p>%</text:p>
          </table:table-cell>
          <table:table-cell table:number-columns-repeated="16379" table:style-name="ce1"/>
        </table:table-row>
        <table:table-row table:style-name="ro2">
          <table:table-cell/>
          <table:table-cell table:style-name="ce1"/>
          <table:table-cell office:value-type="string" table:style-name="ce1">
            <text:p>snyA</text:p>
          </table:table-cell>
          <table:table-cell office:value-type="string" table:style-name="ce1">
            <text:p>Basit</text:p>
          </table:table-cell>
          <table:table-cell table:style-name="ce1"/>
          <table:table-cell office:value-type="string" table:style-name="ce1">
            <text:p>tüfekçi</text:p>
          </table:table-cell>
          <table:table-cell office:value-type="string" table:style-name="ce1">
            <text:p>2023 açılış</text:p>
          </table:table-cell>
          <table:table-cell table:style-name="ce1"/>
          <table:table-cell office:value-type="float" office:value="0" table:formula="of:=[.B4]*[.E4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snyB</text:p>
          </table:table-cell>
          <table:table-cell office:value-type="string" table:style-name="ce1">
            <text:p>1.sınıf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ant</text:p>
          </table:table-cell>
          <table:table-cell office:value-type="string" table:style-name="ce1">
            <text:p>2023 açılış</text:p>
          </table:table-cell>
          <table:table-cell table:style-name="ce1"/>
          <table:table-cell office:value-type="float" office:value="0" table:formula="of:=[.B5]*[.E5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80000" table:style-name="ce4">
            <text:p>80000</text:p>
          </table:table-cell>
          <table:table-cell office:value-type="string" table:style-name="ce1">
            <text:p>snyCD</text:p>
          </table:table-cell>
          <table:table-cell office:value-type="string" table:style-name="ce1">
            <text:p>1.sınıf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demirel</text:p>
          </table:table-cell>
          <table:table-cell table:number-columns-repeated="2" table:style-name="ce1"/>
          <table:table-cell office:value-type="float" office:value="16000" table:formula="of:=[.B6]*[.E6]/100" table:style-name="ce3">
            <text:p>16.00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snyE</text:p>
          </table:table-cell>
          <table:table-cell office:value-type="string" table:style-name="ce1">
            <text:p>Basit</text:p>
          </table:table-cell>
          <table:table-cell table:style-name="ce1"/>
          <table:table-cell office:value-type="string" table:style-name="ce1">
            <text:p>cihan</text:p>
          </table:table-cell>
          <table:table-cell office:value-type="float" office:value="6000" table:style-name="ce1">
            <text:p>6000</text:p>
          </table:table-cell>
          <table:table-cell table:style-name="ce1"/>
          <table:table-cell office:value-type="float" office:value="0" table:formula="of:=[.B7]*[.E7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snyF</text:p>
          </table:table-cell>
          <table:table-cell office:value-type="string" table:style-name="ce1">
            <text:p>Basit</text:p>
          </table:table-cell>
          <table:table-cell table:style-name="ce1"/>
          <table:table-cell office:value-type="string" table:style-name="ce1">
            <text:p>merdal</text:p>
          </table:table-cell>
          <table:table-cell office:value-type="float" office:value="3600" table:style-name="ce1">
            <text:p>3600</text:p>
          </table:table-cell>
          <table:table-cell table:style-name="ce1"/>
          <table:table-cell office:value-type="float" office:value="0" table:formula="of:=[.B8]*[.E8]/100" table:style-name="ce3">
            <text:p>0,00</text:p>
          </table:table-cell>
          <table:table-cell table:number-columns-repeated="16375" table:style-name="ce1"/>
        </table:table-row>
        <table:table-row table:style-name="ro2">
          <table:table-cell/>
          <table:table-cell table:style-name="ce4"/>
          <table:table-cell office:value-type="string" table:style-name="ce1">
            <text:p>snyG</text:p>
          </table:table-cell>
          <table:table-cell office:value-type="string" table:style-name="ce1">
            <text:p>Basit</text:p>
          </table:table-cell>
          <table:table-cell table:style-name="ce1"/>
          <table:table-cell office:value-type="string" table:style-name="ce1">
            <text:p>metin</text:p>
          </table:table-cell>
          <table:table-cell table:number-columns-repeated="2" table:style-name="ce1"/>
          <table:table-cell office:value-type="float" office:value="0" table:formula="of:=[.B9]*[.E9]/100" table:style-name="ce3">
            <text:p>0,00</text:p>
          </table:table-cell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5">
            <text:p>götürü</text:p>
          </table:table-cell>
          <table:table-cell office:value-type="string" table:style-name="ce5">
            <text:p>vergiye tabii</text:p>
          </table:table-cell>
          <table:table-cell table:style-name="ce6"/>
          <table:table-cell table:style-name="ce5"/>
          <table:table-cell office:value-type="string" table:style-name="ce5">
            <text:p>gelir dilimi</text:p>
          </table:table-cell>
          <table:table-cell table:style-name="ce5"/>
          <table:table-cell office:value-type="string" table:style-name="ce5">
            <text:p>stopaj</text:p>
          </table:table-cell>
          <table:table-cell office:value-type="string" table:style-name="ce5">
            <text:p>vergi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5">
            <text:p>indirimi</text:p>
          </table:table-cell>
          <table:table-cell office:value-type="string" table:style-name="ce5">
            <text:p>gelir</text:p>
          </table:table-cell>
          <table:table-cell table:style-name="ce6"/>
          <table:table-cell table:number-columns-repeated="5" table:style-name="ce5"/>
          <table:table-cell table:number-columns-repeated="16374"/>
        </table:table-row>
        <table:table-row table:style-name="ro2">
          <table:table-cell/>
          <table:table-cell office:value-type="string" table:style-name="ce7">
            <text:p>toplam</text:p>
          </table:table-cell>
          <table:table-cell office:value-type="string" table:style-name="ce8">
            <text:p>%</text:p>
          </table:table-cell>
          <table:table-cell table:style-name="ce8"/>
          <table:table-cell office:value-type="string" table:style-name="ce9">
            <text:p>%</text:p>
          </table:table-cell>
          <table:table-cell office:value-type="string" table:style-name="ce10">
            <text:p>vergi</text:p>
          </table:table-cell>
          <table:table-cell office:value-type="string" table:style-name="ce10">
            <text:p>dilime denk</text:p>
          </table:table-cell>
          <table:table-cell office:value-type="string" table:style-name="ce10">
            <text:p>dilime denk</text:p>
          </table:table-cell>
          <table:table-cell office:value-type="string" table:style-name="ce8">
            <text:p>%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string" table:style-name="ce7">
            <text:p>kira</text:p>
          </table:table-cell>
          <table:table-cell office:value-type="float" office:value="15" table:style-name="ce8">
            <text:p>15</text:p>
          </table:table-cell>
          <table:table-cell table:style-name="ce8"/>
          <table:table-cell table:style-name="ce9"/>
          <table:table-cell office:value-type="string" table:style-name="ce10">
            <text:p>dilimi</text:p>
          </table:table-cell>
          <table:table-cell office:value-type="string" table:style-name="ce10">
            <text:p>gelen miktar</text:p>
          </table:table-cell>
          <table:table-cell office:value-type="string" table:style-name="ce10">
            <text:p>gelen vergi</text:p>
          </table:table-cell>
          <table:table-cell office:value-type="float" office:value="20" table:style-name="ce8">
            <text:p>20</text:p>
          </table:table-cell>
          <table:table-cell table:style-name="ce8"/>
          <table:table-cell table:number-columns-repeated="16374"/>
        </table:table-row>
        <table:table-row table:style-name="ro2">
          <table:table-cell/>
          <table:table-cell office:value-type="float" office:value="80000" table:style-name="ce11">
            <text:p>80.000,00</text:p>
          </table:table-cell>
          <table:table-cell office:value-type="float" office:value="12000" table:formula="of:=[.B15]*[.C14]/100" table:style-name="ce12">
            <text:p>12.000,00</text:p>
          </table:table-cell>
          <table:table-cell office:value-type="float" office:value="68000" table:formula="of:=[.B15]-[.C15]" table:style-name="ce12">
            <text:p>68.000,00</text:p>
          </table:table-cell>
          <table:table-cell office:value-type="float" office:value="15" table:style-name="ce9">
            <text:p>15</text:p>
          </table:table-cell>
          <table:table-cell office:value-type="float" office:value="32000" table:style-name="ce13">
            <text:p>32.000,00</text:p>
          </table:table-cell>
          <table:table-cell office:value-type="float" office:value="32000" table:formula="of:=IF([.D15]&gt;[.F15];[.F15];[.D15])" table:style-name="ce13">
            <text:p>32.000,00</text:p>
          </table:table-cell>
          <table:table-cell office:value-type="float" office:value="4800" table:formula="of:=[.G15]*[.E15]/100" table:style-name="ce13">
            <text:p>4.800,00</text:p>
          </table:table-cell>
          <table:table-cell office:value-type="float" office:value="16000" table:formula="of:=SUM([.I4:.I9])" table:style-name="ce3">
            <text:p>16.000,00</text:p>
          </table:table-cell>
          <table:table-cell office:value-type="float" office:value="11200" table:formula="of:=[.I15]-[.H15]" table:style-name="ce12">
            <text:p>11.2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36000" table:formula="of:=IF([.D15]-[.F15]&gt;0;[.D15]-[.F15];0)" table:style-name="ce12">
            <text:p>36.000,00</text:p>
          </table:table-cell>
          <table:table-cell office:value-type="float" office:value="20" table:style-name="ce9">
            <text:p>20</text:p>
          </table:table-cell>
          <table:table-cell office:value-type="float" office:value="70000" table:style-name="ce13">
            <text:p>70.000,00</text:p>
          </table:table-cell>
          <table:table-cell office:value-type="float" office:value="36000" table:formula="of:=IF(([.D15]-[.F15]&gt;=[.F16]);[.F16];[.D16])" table:style-name="ce13">
            <text:p>36.000,00</text:p>
          </table:table-cell>
          <table:table-cell office:value-type="float" office:value="7200" table:formula="of:=([.G16])*[.E16]/100" table:style-name="ce13">
            <text:p>7.200,00</text:p>
          </table:table-cell>
          <table:table-cell table:style-name="ce12"/>
          <table:table-cell office:value-type="float" office:value="-7200" table:formula="of:=[.I16]-[.H16]" table:style-name="ce12">
            <text:p>-7.2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5]-[.F16]&gt;=0;[.D15]-[.F16];0)" table:style-name="ce12">
            <text:p>0,00</text:p>
          </table:table-cell>
          <table:table-cell office:value-type="float" office:value="27" table:style-name="ce9">
            <text:p>27</text:p>
          </table:table-cell>
          <table:table-cell office:value-type="float" office:value="170000" table:style-name="ce13">
            <text:p>170.000,00</text:p>
          </table:table-cell>
          <table:table-cell office:value-type="float" office:value="0" table:formula="of:=IF([.D17]&gt;[.F17];[.F17];[.D17])" table:style-name="ce13">
            <text:p>0,00</text:p>
          </table:table-cell>
          <table:table-cell office:value-type="float" office:value="0" table:formula="of:=[.G17]*[.E17]/100" table:style-name="ce13">
            <text:p>0,00</text:p>
          </table:table-cell>
          <table:table-cell table:style-name="ce12"/>
          <table:table-cell office:value-type="float" office:value="0" table:formula="of:=[.I17]-[.H17]" table:style-name="ce12">
            <text:p>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table:style-name="ce12"/>
          <table:table-cell office:value-type="float" office:value="0" table:formula="of:=IF([.D15]-[.F17]&gt;0;[.D15]-[.F17];0)" table:style-name="ce12">
            <text:p>0,00</text:p>
          </table:table-cell>
          <table:table-cell office:value-type="float" office:value="35" table:style-name="ce9">
            <text:p>35</text:p>
          </table:table-cell>
          <table:table-cell office:value-type="float" office:value="880000" table:style-name="ce13">
            <text:p>880.000,00</text:p>
          </table:table-cell>
          <table:table-cell office:value-type="float" office:value="0" table:formula="of:=IF([.D18]&gt;[.F18];[.F18];[.D18])" table:style-name="ce13">
            <text:p>0,00</text:p>
          </table:table-cell>
          <table:table-cell office:value-type="float" office:value="0" table:formula="of:=[.G18]*[.E18]/100" table:style-name="ce13">
            <text:p>0,00</text:p>
          </table:table-cell>
          <table:table-cell table:style-name="ce12"/>
          <table:table-cell office:value-type="float" office:value="0" table:formula="of:=[.I18]-[.H18]" table:style-name="ce12">
            <text:p>0,00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office:value-type="float" office:value="5" table:formula="of:=[.I19]*100/[.B15]" table:style-name="ce14">
            <text:p>5,00</text:p>
          </table:table-cell>
          <table:table-cell table:style-name="ce12"/>
          <table:table-cell office:value-type="float" office:value="0.17647058823529413" table:formula="of:=[.H19]/[.D15]" table:style-name="ce9"/>
          <table:table-cell table:number-columns-repeated="2" table:style-name="ce13"/>
          <table:table-cell office:value-type="float" office:value="12000" table:formula="of:=SUM([.H15:.H18])" table:style-name="ce15">
            <text:p>12.000,00</text:p>
          </table:table-cell>
          <table:table-cell office:value-type="float" office:value="4000" table:formula="of:=[.I15]-[.H19]" table:style-name="ce16">
            <text:p>4.000,00</text:p>
          </table:table-cell>
          <table:table-cell office:value-type="float" office:value="4000" table:formula="of:=SUM([.J15:.J18])" table:style-name="ce17">
            <text:p>4.000,00</text:p>
          </table:table-cell>
          <table:table-cell table:number-columns-repeated="16374"/>
        </table:table-row>
        <table:table-row table:style-name="ro1">
          <table:table-cell/>
          <table:table-cell table:style-name="ce1"/>
          <table:table-cell office:value-type="string" table:style-name="ce8">
            <text:p>İADE ORANI</text:p>
          </table:table-cell>
          <table:table-cell table:style-name="ce1"/>
          <table:table-cell table:style-name="ce2"/>
          <table:table-cell office:value-type="float" office:value="17.647058823529413" table:formula="of:=[.H19]/[.D15]*100" table:style-name="ce18">
            <text:p>17,65</text:p>
          </table:table-cell>
          <table:table-cell table:style-name="ce1"/>
          <table:table-cell office:value-type="string" table:style-name="ce19">
            <text:p>GELİR VERGİSİ</text:p>
          </table:table-cell>
          <table:table-cell table:style-name="ce20"/>
          <table:table-cell office:value-type="string" table:style-name="ce21">
            <text:p>İADE</text:p>
          </table:table-cell>
          <table:table-cell table:number-columns-repeated="1637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5">
            <text:p>30/11/2022-15:18:04</text:p>
          </table:table-cell>
          <table:table-cell office:value-type="float" office:value="80000" table:style-name="ce18">
            <text:p>80.000,00</text:p>
          </table:table-cell>
          <table:table-cell office:value-type="float" office:value="81667.88" table:style-name="ce18">
            <text:p>81.667,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0S</text:p>
          </table:table-cell>
          <table:table-cell office:value-type="string" table:style-name="ce22">
            <text:p>Havale</text:p>
          </table:table-cell>
          <table:table-cell office:value-type="string" table:style-name="ce25">
            <text:p>2023 yılı işyeri kira bedeli*ALİ DEMİREL*H2211064280115</text:p>
          </table:table-cell>
          <table:table-cell table:style-name="ce10"/>
          <table:table-cell table:number-columns-repeated="16375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float" office:value="43160" table:style-name="ce1">
            <text:p>43160</text:p>
          </table:table-cell>
          <table:table-cell office:value-type="string" table:style-name="ce26">
            <text:p>2021-22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string" table:style-name="ce26">
            <text:p>22 artış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float" office:value="82004" table:formula="of:=[.H26]+([.H26]*[.H27]/100)" table:style-name="ce1">
            <text:p>82004</text:p>
          </table:table-cell>
          <table:table-cell office:value-type="string" table:style-name="ce26">
            <text:p>22-23 kira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float" office:value="80000" table:style-name="ce1">
            <text:p>80000</text:p>
          </table:table-cell>
          <table:table-cell office:value-type="string" table:style-name="ce26">
            <text:p>yatan</text:p>
          </table:table-cell>
          <table:table-cell table:number-columns-repeated="16375" table:style-name="ce1"/>
        </table:table-row>
        <table:table-row table:style-name="ro1">
          <table:table-cell/>
          <table:table-cell table:number-columns-repeated="3" table:style-name="ce1"/>
          <table:table-cell table:style-name="ce2"/>
          <table:table-cell table:number-columns-repeated="2" table:style-name="ce1"/>
          <table:table-cell office:value-type="float" office:value="2000" table:style-name="ce1">
            <text:p>2000</text:p>
          </table:table-cell>
          <table:table-cell office:value-type="string" table:style-name="ce26">
            <text:p>tmnttan</text:p>
          </table:table-cell>
          <table:table-cell table:number-columns-repeated="16375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number:number-style style:name="N37">
      <number:number number:decimal-places="0" number:min-decimal-places="0" number:min-integer-digits="0"/>
    </number:number-style>
    <number:currency-style style:name="N38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8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ayf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05-22T15:27:41Z</meta:creation-date>
    <dc:date>2024-01-26T10:56:24Z</dc:date>
    <meta:editing-cycles>12</meta:editing-cycles>
    <meta:editing-duration>PT7855S</meta:editing-duration>
  </office:meta>
</office:document-meta>
</file>